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0b5" officeooo:paragraph-rsid="0018f0b5"/>
    </style:style>
    <style:style style:name="P2" style:family="paragraph" style:parent-style-name="Standard">
      <style:text-properties officeooo:rsid="001a8ae9" officeooo:paragraph-rsid="001a8ae9"/>
    </style:style>
    <style:style style:name="P3" style:family="paragraph" style:parent-style-name="Standard">
      <style:text-properties officeooo:rsid="001bb1a3" officeooo:paragraph-rsid="001bb1a3"/>
    </style:style>
    <style:style style:name="P4" style:family="paragraph" style:parent-style-name="Standard">
      <style:text-properties officeooo:paragraph-rsid="001bb1a3"/>
    </style:style>
    <style:style style:name="P5" style:family="paragraph" style:parent-style-name="Standard">
      <style:text-properties officeooo:rsid="0018f0b5" officeooo:paragraph-rsid="0018f0b5"/>
    </style:style>
    <style:style style:name="P6" style:family="paragraph" style:parent-style-name="Standard">
      <style:text-properties officeooo:rsid="001d5c68" officeooo:paragraph-rsid="001d5c68"/>
    </style:style>
    <style:style style:name="P7" style:family="paragraph" style:parent-style-name="Standard">
      <style:text-properties officeooo:rsid="001ee1f9" officeooo:paragraph-rsid="001ee1f9"/>
    </style:style>
    <style:style style:name="P8" style:family="paragraph" style:parent-style-name="Standard">
      <style:text-properties officeooo:rsid="0020b121" officeooo:paragraph-rsid="0020b121"/>
    </style:style>
    <style:style style:name="P9" style:family="paragraph" style:parent-style-name="Standard">
      <style:text-properties officeooo:rsid="0020b121" officeooo:paragraph-rsid="00236334"/>
    </style:style>
    <style:style style:name="P10" style:family="paragraph" style:parent-style-name="Standard">
      <style:text-properties officeooo:rsid="00210ded" officeooo:paragraph-rsid="00210ded"/>
    </style:style>
    <style:style style:name="P11" style:family="paragraph" style:parent-style-name="Standard">
      <style:text-properties officeooo:rsid="00236334" officeooo:paragraph-rsid="00236334"/>
    </style:style>
    <style:style style:name="P12" style:family="paragraph" style:parent-style-name="Standard" style:list-style-name="L1">
      <style:text-properties officeooo:rsid="00236334" officeooo:paragraph-rsid="00236334"/>
    </style:style>
    <style:style style:name="T1" style:family="text">
      <style:text-properties officeooo:rsid="001bb1a3"/>
    </style:style>
    <style:style style:name="T2" style:family="text">
      <style:text-properties officeooo:rsid="0020b121"/>
    </style:style>
    <style:style style:name="T3" style:family="text">
      <style:text-properties officeooo:rsid="002363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1">I messed up the database by trying to add a ForeignKey containing the User as author to the RawIngredient model. Here is how I fixed it. </text:p>
      <text:list xml:id="list559442942" text:style-name="L1">
        <text:list-item>
          <text:p text:style-name="P12">I deleted all the migrations. I.e., I went into the migrations folder and deleted all the files except the __init__.py file.</text:p>
        </text:list-item>
        <text:list-item>
          <text:p text:style-name="P12">I created a new database using pgadmin4.</text:p>
        </text:list-item>
      </text:list>
      <text:p text:style-name="P1"/>
      <text:p text:style-name="P9">=======================================================================</text:p>
      <text:p text:style-name="P1"/>
      <text:p text:style-name="P8">New <text:span text:style-name="T3">superuser:</text:span></text:p>
      <text:p text:style-name="P11">matthias</text:p>
      <text:p text:style-name="P11">matthias@gmail.com</text:p>
      <text:p text:style-name="P11">testpassword</text:p>
      <text:p text:style-name="P1"/>
      <text:p text:style-name="P8">=======================================================================</text:p>
      <text:p text:style-name="P1"/>
      <text:p text:style-name="P6">Creating a new datab<text:span text:style-name="T2">a</text:span>se because I messed up the old one trying to add an author to the ingredients.</text:p>
      <text:p text:style-name="P1"/>
      <text:p text:style-name="P10">Error message from stacktrace:</text:p>
      <text:p text:style-name="P10">TypeError: int() argument must be a string, a bytes-like object or a number, not 'dict'</text:p>
      <text:p text:style-name="P1"/>
      <text:p text:style-name="P7">ForeignKey.to_field¶</text:p>
      <text:p text:style-name="P7">The field on the related object that the relation is to. By default, Django uses the primary key of the related object. If you reference a different field, that field must have unique=True.</text:p>
      <text:p text:style-name="P1"/>
      <text:p text:style-name="P6">=======================================================================</text:p>
      <text:p text:style-name="P1"/>
      <text:p text:style-name="P4"><text:span text:style-name="T1">I used DecimalField instead of FloatField because </text:span><text:a xlink:type="simple" xlink:href="https://docs.python.org/3/library/decimal.html#module-decimal" text:style-name="Internet_20_link" text:visited-style-name="Visited_20_Internet_20_Link">https://docs.python.org/3/library/decimal.html#module-decimal</text:a></text:p>
      <text:p text:style-name="P1"/>
      <text:p text:style-name="P3">=======================================================================</text:p>
      <text:p text:style-name="P1"/>
      <text:p text:style-name="P1">login info of testuser:</text:p>
      <text:p text:style-name="P1">m</text:p>
      <text:p text:style-name="P1">m@gmail.com</text:p>
      <text:p text:style-name="P1">testpassword</text:p>
      <text:p text:style-name="P1"/>
      <text:p text:style-name="P2">superuser:</text:p>
      <text:p text:style-name="P2"/>
      <text:p text:style-name="P2">admin</text:p>
      <text:p text:style-name="P2">admin@gmail.com</text:p>
      <text:p text:style-name="P2">testpass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5:30:31.996550204</meta:creation-date>
    <meta:generator>LibreOffice/6.0.7.3$Linux_X86_64 LibreOffice_project/00m0$Build-3</meta:generator>
    <dc:date>2019-06-10T10:36:39.980141198</dc:date>
    <meta:editing-duration>PT50M41S</meta:editing-duration>
    <meta:editing-cycles>9</meta:editing-cycles>
    <meta:document-statistic meta:table-count="0" meta:image-count="0" meta:object-count="0" meta:page-count="1" meta:paragraph-count="25" meta:word-count="156" meta:character-count="1266" meta:non-whitespace-character-count="1136"/>
  </office:meta>
</office:document-meta>
</file>